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7032" officeooo:paragraph-rsid="00047032"/>
    </style:style>
    <style:style style:name="T1" style:family="text">
      <style:text-properties officeooo:rsid="000477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’re applying to the [POSITION] <text:span text:style-name="T1">position </text:span>at [COMPANY] <text:span text:style-name="T1">on [DATE]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21:13:01.967311335</meta:creation-date>
    <dc:date>2018-06-09T22:03:32.980062159</dc:date>
    <meta:editing-duration>PT4M17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1" meta:paragraph-count="1" meta:word-count="10" meta:character-count="66" meta:non-whitespace-character-count="57"/>
  </office:meta>
</office:document-meta>
</file>